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0eb" officeooo:paragraph-rsid="001cd0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zeof, comma, and conditional operators</text:p>
      <text:p text:style-name="P1">BY ALEX ON JUNE 14TH, 2007 | LAST MODIFIED BY ALEX ON FEBRUARY 2ND, 2016</text:p>
      <text:p text:style-name="P1">Sizeof operator</text:p>
      <text:p text:style-name="P1"/>
      <text:p text:style-name="P1">Operator<text:tab/>Symbol<text:tab/>Form<text:tab/>Operation</text:p>
      <text:p text:style-name="P1">Sizeof<text:tab/>sizeof<text:tab/>sizeof(type)</text:p>
      <text:p text:style-name="P1">sizeof(variable)<text:tab/>Returns size of type or variable in bytes</text:p>
      <text:p text:style-name="P1">We covered the sizeof(type) form of the operator in lesson 2.3 -- Variable sizes and the sizeof operator. Refer to that lesson for more information on the sizeof(type) form of the operator.</text:p>
      <text:p text:style-name="P1"/>
      <text:p text:style-name="P1">Note that sizeof can also be used on a variable, and will return the size of that variable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#include &lt;iostream&gt;</text:p>
      <text:p text:style-name="P1"><text:s/></text:p>
      <text:p text:style-name="P1">int main()</text:p>
      <text:p text:style-name="P1">{</text:p>
      <text:p text:style-name="P1"><text:s text:c="4"/>double d = 5.0;</text:p>
      <text:p text:style-name="P1"><text:s text:c="4"/>std::cout &lt;&lt; sizeof(d); // will print the size of variable d in bytes</text:p>
      <text:p text:style-name="P1">}</text:p>
      <text:p text:style-name="P1">Comma operator</text:p>
      <text:p text:style-name="P1"/>
      <text:p text:style-name="P1">Operator<text:tab/>Symbol<text:tab/>Form<text:tab/>Operation</text:p>
      <text:p text:style-name="P1">Comma<text:tab/>,<text:tab/>x, y<text:tab/>Evaluate x then y, returns value of y</text:p>
      <text:p text:style-name="P1">The comma operator allows you to evaluate multiple expressions wherever a single expression is allowed. The comma operator evaluates to its rightmost operand.</text:p>
      <text:p text:style-name="P1"/>
      <text:p text:style-name="P1">For example:</text:p>
      <text:p text:style-name="P1"/>
      <text:p text:style-name="P1">1</text:p>
      <text:p text:style-name="P1">2</text:p>
      <text:p text:style-name="P1">3</text:p>
      <text:p text:style-name="P1">int x = 0;</text:p>
      <text:p text:style-name="P1">int y = 2;</text:p>
      <text:p text:style-name="P1">int z = (++x, ++y); // increment x and y</text:p>
      <text:p text:style-name="P1">z would be assigned the result of evaluating ++y, which equals 3.</text:p>
      <text:p text:style-name="P1"/>
      <text:p text:style-name="P1">In almost every case, a statement written using a comma would be better written as separate statements. For example, the above code should be written a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int x = 0;</text:p>
      <text:p text:style-name="P1"><text:soft-page-break/>int y = 2;</text:p>
      <text:p text:style-name="P1">++x;</text:p>
      <text:p text:style-name="P1">++y;</text:p>
      <text:p text:style-name="P1">int z = y;</text:p>
      <text:p text:style-name="P1">Note that comma has the lowest precedence of all the operators, even lower than assignment. Because of this, the following two lines of code do different things:</text:p>
      <text:p text:style-name="P1"/>
      <text:p text:style-name="P1">1</text:p>
      <text:p text:style-name="P1">2</text:p>
      <text:p text:style-name="P1">z = (a, b); // evaluate (a, b) first to get result of b, then assign that value to variable z.</text:p>
      <text:p text:style-name="P1">z = a, b; // evaluates as "(z = a), b", so z gets assigned the value of a, and b is discarded.</text:p>
      <text:p text:style-name="P1">Most programmers do not use the comma operator at all, with the single exception of inside for loops, where its use is fairly common. We discuss for loops in a future lesson.</text:p>
      <text:p text:style-name="P1"/>
      <text:p text:style-name="P1">Note that although a comma is used to separate the parameters in a function call, this is not using the comma operator.</text:p>
      <text:p text:style-name="P1"/>
      <text:p text:style-name="P1">1</text:p>
      <text:p text:style-name="P1">int sum = add(x, y); // this comma is not the comma operator</text:p>
      <text:p text:style-name="P1">Similarly, when declaring multiple variables on a single line, the comma there is just a normal separator, not the comma operator</text:p>
      <text:p text:style-name="P1"/>
      <text:p text:style-name="P1">1</text:p>
      <text:p text:style-name="P1">int x(3), y(5); // this comma is not the comma operator either</text:p>
      <text:p text:style-name="P1">Rule: Avoid using the comma operator, except within for loops.</text:p>
      <text:p text:style-name="P1"/>
      <text:p text:style-name="P1">Conditional operator</text:p>
      <text:p text:style-name="P1"/>
      <text:p text:style-name="P1">Operator<text:tab/>Symbol<text:tab/>Form<text:tab/>Operation</text:p>
      <text:p text:style-name="P1">Conditional<text:tab/>?:<text:tab/>c ? x : y<text:tab/>If c is nonzero (true) then evaluate x, otherwise evaluate y</text:p>
      <text:p text:style-name="P1">The conditional operator (?:) (also known as the “arithmetic if” operator) is C++’s only ternary operator (it takes 3 operands). Because of this, it’s also sometimes referred to as the “ternary operator” (we suggest you avoid calling it this in case C++ adds another ternary operator in the future).</text:p>
      <text:p text:style-name="P1"/>
      <text:p text:style-name="P1">The ?: operator provides a shorthand method for doing a particular type of if/else statement.</text:p>
      <text:p text:style-name="P1"/>
      <text:p text:style-name="P1">If/else statements in the following form:</text:p>
      <text:p text:style-name="P1"/>
      <text:p text:style-name="P1">if (condition)</text:p>
      <text:p text:style-name="P1"><text:s text:c="4"/>expression;</text:p>
      <text:p text:style-name="P1">else</text:p>
      <text:p text:style-name="P1"><text:s text:c="4"/>other_expression;</text:p>
      <text:p text:style-name="P1">can be rewritten as:</text:p>
      <text:p text:style-name="P1"/>
      <text:p text:style-name="P1">(condition) ? expression : other_expression;</text:p>
      <text:p text:style-name="P1">Note that the operands of the conditional operator must be expressions themselves (not statements).</text:p>
      <text:p text:style-name="P1"/>
      <text:p text:style-name="P1">For example, an if/else statement that looks like this:</text:p>
      <text:p text:style-name="P1"/>
      <text:p text:style-name="P1">if (condition)</text:p>
      <text:p text:style-name="P1"><text:s text:c="4"/>x = some_value</text:p>
      <text:p text:style-name="P1"><text:soft-page-break/>else</text:p>
      <text:p text:style-name="P1"><text:s text:c="4"/>x = some_other_value</text:p>
      <text:p text:style-name="P1">can be rewritten as:</text:p>
      <text:p text:style-name="P1"/>
      <text:p text:style-name="P1">x = (condition) ? some_value : some_other_value;</text:p>
      <text:p text:style-name="P1">Many people find this more compact form easier to read.</text:p>
      <text:p text:style-name="P1"/>
      <text:p text:style-name="P1">As another example, to put the larger of values x and y in variable larger, we could write this:</text:p>
      <text:p text:style-name="P1"/>
      <text:p text:style-name="P1">1</text:p>
      <text:p text:style-name="P1">2</text:p>
      <text:p text:style-name="P1">3</text:p>
      <text:p text:style-name="P1">4</text:p>
      <text:p text:style-name="P1">if (x &gt; y)</text:p>
      <text:p text:style-name="P1"><text:s text:c="4"/>larger = x;</text:p>
      <text:p text:style-name="P1">else</text:p>
      <text:p text:style-name="P1"><text:s text:c="4"/>larger = y;</text:p>
      <text:p text:style-name="P1">Or this:</text:p>
      <text:p text:style-name="P1"/>
      <text:p text:style-name="P1">1</text:p>
      <text:p text:style-name="P1">larger = (x &gt; y) ? x : y;</text:p>
      <text:p text:style-name="P1">It is common to put the conditional part of the expression inside of parenthesis, both to make it easier to read, and also to make sure the precedence is correct.</text:p>
      <text:p text:style-name="P1"/>
      <text:p text:style-name="P1">It is also worth noting that the expression between the ? and : is evaluated as if it were parenthesized.</text:p>
      <text:p text:style-name="P1"/>
      <text:p text:style-name="P1">Keep in mind that the ?: operator has a very low precedence. If doing anything other than assigning the result to a variable, the ?: statement needs to be wrapped in parenthesis.</text:p>
      <text:p text:style-name="P1"/>
      <text:p text:style-name="P1">For example to print the larger of values x and y to the screen, we could do this:</text:p>
      <text:p text:style-name="P1"/>
      <text:p text:style-name="P1">1</text:p>
      <text:p text:style-name="P1">2</text:p>
      <text:p text:style-name="P1">3</text:p>
      <text:p text:style-name="P1">4</text:p>
      <text:p text:style-name="P1">if (x &gt; y)</text:p>
      <text:p text:style-name="P1"><text:s text:c="4"/>cout &lt;&lt; x;</text:p>
      <text:p text:style-name="P1">else</text:p>
      <text:p text:style-name="P1"><text:s text:c="4"/>cout &lt;&lt; y;</text:p>
      <text:p text:style-name="P1">Or we could do this:</text:p>
      <text:p text:style-name="P1"/>
      <text:p text:style-name="P1">1</text:p>
      <text:p text:style-name="P1">cout &lt;&lt; ((x &gt; y) ? x : y);</text:p>
      <text:p text:style-name="P1">Because the &lt;&lt; operator has higher precedence than the ?: operator, the statement:</text:p>
      <text:p text:style-name="P1"/>
      <text:p text:style-name="P1">1</text:p>
      <text:p text:style-name="P1">cout &lt;&lt; (x &gt; y) ? x : y;</text:p>
      <text:p text:style-name="P1">would evaluate as:</text:p>
      <text:p text:style-name="P1"/>
      <text:p text:style-name="P1">1</text:p>
      <text:p text:style-name="P1">(cout &lt;&lt; (x &gt; y)) ? x : y;</text:p>
      <text:p text:style-name="P1"><text:soft-page-break/>That would print 1 (true) if x &gt; y, or 0 (false) otherwise!</text:p>
      <text:p text:style-name="P1"/>
      <text:p text:style-name="P1">The conditional operator gives us a convenient way to simplify simple if/else statements, particularly when assigning the result to a variable or returning the result as part of a function return. It should not be used for complex if/else statements, as it quickly becomes both unreadable and error prone.</text:p>
      <text:p text:style-name="P1"/>
      <text:p text:style-name="P1">Rule: Only use the conditional operator for simple conditionals where it enhances readability.</text:p>
      <text:p text:style-name="P1"/>
      <text:p text:style-name="P1">The conditional operator evaluates as an expression</text:p>
      <text:p text:style-name="P1"/>
      <text:p text:style-name="P1">It’s worth noting that the conditional operator evaluates as an expression, whereas if/else evaluates as statements. This means the conditional operator can be used in some places where if/else can not.</text:p>
      <text:p text:style-name="P1"/>
      <text:p text:style-name="P1">For example, when initializing a const variable:</text:p>
      <text:p text:style-name="P1"/>
      <text:p text:style-name="P1">1</text:p>
      <text:p text:style-name="P1">2</text:p>
      <text:p text:style-name="P1">bool inBigClassroom = false;</text:p>
      <text:p text:style-name="P1">const int classSize = inBigClassroom ? 30 : 20;</text:p>
      <text:p text:style-name="P1">There’s no satisfactory if/else statement for this, since const variables must be initialized when defined, and the initializer can’t be a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40:41.388232091</meta:creation-date>
    <dc:date>2016-03-13T23:43:14.846282420</dc:date>
    <meta:editing-duration>P0D</meta:editing-duration>
    <meta:editing-cycles>1</meta:editing-cycles>
    <meta:document-statistic meta:table-count="0" meta:image-count="0" meta:object-count="0" meta:page-count="4" meta:paragraph-count="123" meta:word-count="954" meta:character-count="5157" meta:non-whitespace-character-count="4284"/>
    <meta:generator>LibreOffice/4.2.8.2$Linux_X86_64 LibreOffice_project/420m0$Build-2</meta:generator>
  </office:meta>
</office:document-meta>
</file>